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Lohit Devanagari1" svg:font-family="'Lohit Devanagari'"/>
    <style:font-face style:name="Open Sans" svg:font-family="'Open Sans', 'Helvetica Neue', Arial, Helvetica, sans-serif"/>
    <style:font-face style:name="apple-system" svg:font-family="apple-system, BlinkMacSystemFont, 'Segoe UI', Helvetica, Arial, sans-serif, 'Apple Color Emoji', 'Segoe UI Emoji', 'Segoe UI Symbol'"/>
    <style:font-face style:name="arial" svg:font-family="arial, sans-serif"/>
    <style:font-face style:name="helvetica" svg:font-family="helvetica, arial, freesans, clean, sans-serif"/>
    <style:font-face style:name="Chandas" svg:font-family="Chandas" style:font-pitch="variable"/>
    <style:font-face style:name="Gargi" svg:font-family="Gargi" style:font-pitch="variable"/>
    <style:font-face style:name="Gubbi" svg:font-family="Gubbi" style:font-pitch="variable"/>
    <style:font-face style:name="Likhan" svg:font-family="Likhan" style:font-pitch="variable"/>
    <style:font-face style:name="Lohit Telugu" svg:font-family="'Lohit Telugu'" style:font-pitch="variable"/>
    <style:font-face style:name="aakar" svg:font-family="aakar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0b5759" officeooo:paragraph-rsid="00038e7a" style:font-name-asian="Times New Roman" style:font-size-asian="14pt" style:font-weight-asian="bold" style:font-name-complex="Courier New1" style:font-size-complex="14pt" style:font-weight-complex="bold"/>
    </style:style>
    <style:style style:name="P2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0b5759" officeooo:paragraph-rsid="00057370" style:font-name-asian="Times New Roman" style:font-size-asian="14pt" style:font-weight-asian="bold" style:font-name-complex="Courier New1" style:font-size-complex="14pt" style:font-weight-complex="bold"/>
    </style:style>
    <style:style style:name="P3" style:family="paragraph" style:parent-style-name="Standard">
      <style:text-properties fo:font-variant="normal" fo:text-transform="none" fo:color="#222222" style:font-name="arial" fo:font-size="12pt" fo:letter-spacing="normal" fo:font-style="normal" fo:font-weight="bold" officeooo:rsid="000b5759" officeooo:paragraph-rsid="00057370" style:font-name-asian="Times New Roman" style:font-size-asian="14pt" style:font-weight-asian="bold" style:font-name-complex="Courier New1" style:font-size-complex="14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Likhan" fo:font-size="14pt" fo:font-weight="normal" officeooo:rsid="00038e7a" officeooo:paragraph-rsid="00038e7a" style:font-name-asian="Times New Roman" style:font-size-asian="14pt" style:font-weight-asian="normal" style:font-name-complex="Courier New1" style:font-size-complex="14pt" style:font-weight-complex="normal"/>
    </style:style>
    <style:style style:name="P5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57370"/>
    </style:style>
    <style:style style:name="P6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67e66"/>
    </style:style>
    <style:style style:name="P7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6ad24"/>
    </style:style>
    <style:style style:name="P8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8f1e4"/>
    </style:style>
    <style:style style:name="P9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variant="normal" fo:text-transform="none" fo:color="#111111" style:font-name="helvetica" fo:font-size="11.25pt" fo:letter-spacing="normal" fo:font-style="normal" fo:font-weight="normal" officeooo:rsid="00057370" officeooo:paragraph-rsid="00057370" fo:background-color="transparent"/>
    </style:style>
    <style:style style:name="P10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variant="normal" fo:text-transform="none" fo:color="#222222" style:font-name="arial" fo:font-size="12pt" fo:letter-spacing="normal" fo:font-style="normal" fo:font-weight="normal" officeooo:rsid="000b5759" officeooo:paragraph-rsid="00038e7a" style:font-name-asian="Times New Roman" style:font-size-asian="14pt" style:font-weight-asian="bold" style:font-name-complex="Courier New1" style:font-size-complex="14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variant="normal" fo:text-transform="none" fo:color="#222222" style:font-name="arial" fo:font-size="12pt" fo:letter-spacing="normal" fo:font-style="normal" fo:font-weight="normal" officeooo:rsid="000b5759" officeooo:paragraph-rsid="00057370" style:font-name-asian="Times New Roman" style:font-size-asian="14pt" style:font-weight-asian="bold" style:font-name-complex="Courier New1" style:font-size-complex="14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variant="normal" fo:text-transform="none" fo:color="#222222" style:font-name="arial" fo:font-size="12pt" fo:letter-spacing="normal" fo:font-style="normal" fo:font-weight="normal" officeooo:rsid="000b5759" officeooo:paragraph-rsid="0008f1e4" style:font-name-asian="Times New Roman" style:font-size-asian="14pt" style:font-weight-asian="bold" style:font-name-complex="Courier New1" style:font-size-complex="14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variant="normal" fo:text-transform="none" fo:color="#222222" style:font-name="arial" fo:font-size="12pt" fo:letter-spacing="normal" fo:font-style="normal" fo:font-weight="normal" officeooo:rsid="000b5759" officeooo:paragraph-rsid="000ea0f5" style:font-name-asian="Times New Roman" style:font-size-asian="14pt" style:font-weight-asian="bold" style:font-name-complex="Courier New1" style:font-size-complex="14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variant="normal" fo:text-transform="none" fo:color="#222222" style:font-name="arial" fo:font-size="12pt" fo:letter-spacing="normal" fo:font-style="normal" fo:font-weight="bold" officeooo:rsid="000b5759" officeooo:paragraph-rsid="00057370" style:font-name-asian="Times New Roman" style:font-size-asian="14pt" style:font-weight-asian="bold" style:font-name-complex="Courier New1" style:font-size-complex="14pt" style:font-weight-complex="bold"/>
    </style:style>
    <style:style style:name="P15" style:family="paragraph" style:parent-style-name="Standard">
      <style:paragraph-properties fo:margin-left="1.251cm" fo:margin-right="0cm" fo:margin-top="0cm" fo:margin-bottom="0cm" loext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Likhan" fo:font-size="14pt" fo:font-weight="normal" officeooo:rsid="00038e7a" officeooo:paragraph-rsid="00038e7a" style:font-name-asian="Times New Roman" style:font-size-asian="14pt" style:font-weight-asian="normal" style:font-name-complex="Courier New1" style:font-size-complex="14pt" style:font-weight-complex="normal"/>
    </style:style>
    <style:style style:name="P16" style:family="paragraph" style:parent-style-name="Standard">
      <style:paragraph-properties fo:margin-left="1.251cm" fo:margin-right="0cm" fo:margin-top="0cm" fo:margin-bottom="0cm" loext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Likhan" fo:font-size="14pt" fo:font-weight="bold" officeooo:rsid="00038e7a" officeooo:paragraph-rsid="000aa8f9" style:font-name-asian="Times New Roman" style:font-size-asian="14pt" style:font-weight-asian="bold" style:font-name-complex="Courier New1" style:font-size-complex="14pt" style:font-weight-complex="bold"/>
    </style:style>
    <style:style style:name="P17" style:family="paragraph" style:parent-style-name="Standard">
      <style:paragraph-properties fo:margin-left="1.251cm" fo:margin-right="0cm" fo:margin-top="0cm" fo:margin-bottom="0cm" loext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Likhan" fo:font-size="14pt" fo:font-weight="bold" officeooo:rsid="00038e7a" officeooo:paragraph-rsid="000b5759" style:font-name-asian="Times New Roman" style:font-size-asian="14pt" style:font-weight-asian="bold" style:font-name-complex="Courier New1" style:font-size-complex="14pt" style:font-weight-complex="bold"/>
    </style:style>
    <style:style style:name="P18" style:family="paragraph" style:parent-style-name="Standard">
      <style:paragraph-properties fo:margin-left="1.251cm" fo:margin-right="0cm" fo:margin-top="0cm" fo:margin-bottom="0cm" loext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Likhan" fo:font-size="14pt" fo:font-weight="bold" officeooo:rsid="000b5759" officeooo:paragraph-rsid="000b5759" style:font-name-asian="Times New Roman" style:font-size-asian="14pt" style:font-weight-asian="bold" style:font-name-complex="Courier New1" style:font-size-complex="14pt" style:font-weight-complex="bold"/>
    </style:style>
    <style:style style:name="P19" style:family="paragraph" style:parent-style-name="Standard">
      <style:paragraph-properties fo:margin-left="1.251cm" fo:margin-right="0cm" fo:margin-top="0cm" fo:margin-bottom="0cm" loext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a7f2e"/>
    </style:style>
    <style:style style:name="P20" style:family="paragraph" style:parent-style-name="Standard">
      <style:paragraph-properties fo:margin-left="1.251cm" fo:margin-right="0cm" fo:margin-top="0cm" fo:margin-bottom="0cm" loext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38e7a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weight="normal" officeooo:paragraph-rsid="0008f1e4" style:font-weight-asian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variant="normal" fo:text-transform="none" fo:color="#222222" style:font-name="arial" fo:font-size="12pt" fo:letter-spacing="normal" fo:font-style="normal" fo:font-weight="normal" officeooo:rsid="000b5759" officeooo:paragraph-rsid="0008f1e4" style:font-name-asian="Times New Roman" style:font-size-asian="14pt" style:font-weight-asian="bold" style:font-name-complex="Courier New1" style:font-size-complex="14pt" style:font-weight-complex="bold"/>
    </style:style>
    <style:style style:name="P23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Likhan" fo:font-size="14pt" fo:font-weight="bold" officeooo:rsid="0013293a" officeooo:paragraph-rsid="0013293a" style:font-name-asian="Times New Roman" style:font-size-asian="14pt" style:font-weight-asian="bold" style:font-name-complex="Courier New1" style:font-size-complex="14pt" style:font-weight-complex="bold"/>
    </style:style>
    <style:style style:name="P24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Likhan" fo:font-size="14pt" fo:font-weight="bold" officeooo:rsid="0013ebe1" officeooo:paragraph-rsid="0013ebe1" style:font-name-asian="Times New Roman" style:font-size-asian="14pt" style:font-weight-asian="bold" style:font-name-complex="Courier New1" style:font-size-complex="14pt" style:font-weight-complex="bold"/>
    </style:style>
    <style:style style:name="P25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Likhan" fo:font-size="14pt" fo:font-weight="bold" officeooo:rsid="0013ebe1" officeooo:paragraph-rsid="0016d104" style:font-name-asian="Times New Roman" style:font-size-asian="14pt" style:font-weight-asian="bold" style:font-name-complex="Courier New1" style:font-size-complex="14pt" style:font-weight-complex="bold"/>
    </style:style>
    <style:style style:name="P26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Likhan" fo:font-size="14pt" fo:font-weight="bold" officeooo:rsid="0018a45a" officeooo:paragraph-rsid="001ff795" style:font-name-asian="Times New Roman" style:font-size-asian="14pt" style:font-weight-asian="bold" style:font-name-complex="Courier New1" style:font-size-complex="14pt" style:font-weight-complex="bold"/>
    </style:style>
    <style:style style:name="P27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Likhan" fo:font-size="14pt" fo:font-weight="bold" officeooo:rsid="002139b6" officeooo:paragraph-rsid="00216393" style:font-name-asian="Times New Roman" style:font-size-asian="14pt" style:font-weight-asian="bold" style:font-name-complex="Courier New1" style:font-size-complex="14pt" style:font-weight-complex="bold"/>
    </style:style>
    <style:style style:name="P28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Likhan" fo:font-size="14pt" fo:font-weight="bold" officeooo:rsid="00234d57" officeooo:paragraph-rsid="00234d57" style:font-name-asian="Times New Roman" style:font-size-asian="14pt" style:font-weight-asian="bold" style:font-name-complex="Courier New1" style:font-size-complex="14pt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officeooo:rsid="000489a8" style:font-weight-asian="bold" style:font-weight-complex="bold"/>
    </style:style>
    <style:style style:name="T3" style:family="text">
      <style:text-properties fo:font-weight="bold" fo:background-color="transparent" loext:char-shading-value="0"/>
    </style:style>
    <style:style style:name="T4" style:family="text">
      <style:text-properties style:text-underline-style="solid" style:text-underline-width="auto" style:text-underline-color="font-color" fo:font-weight="bold"/>
    </style:style>
    <style:style style:name="T5" style:family="text">
      <style:text-properties fo:color="#000000" style:font-name="Likhan" fo:font-size="14pt" fo:font-weight="normal" officeooo:rsid="000489a8" style:font-name-asian="Times New Roman" style:font-size-asian="14pt" style:font-weight-asian="normal" style:font-name-complex="Courier New1" style:font-size-complex="14pt" style:font-weight-complex="normal"/>
    </style:style>
    <style:style style:name="T6" style:family="text">
      <style:text-properties fo:color="#000000" style:font-name="Likhan" fo:font-size="14pt" fo:font-weight="bold" officeooo:rsid="0008f1e4" style:font-name-asian="Times New Roman" style:font-size-asian="14pt" style:font-weight-asian="bold" style:font-name-complex="Courier New1" style:font-size-complex="14pt" style:font-weight-complex="bold"/>
    </style:style>
    <style:style style:name="T7" style:family="text">
      <style:text-properties fo:color="#000000" style:font-name="Likhan" fo:font-size="14pt" fo:font-weight="bold" officeooo:rsid="000489a8" style:font-name-asian="Times New Roman" style:font-size-asian="14pt" style:font-weight-asian="bold" style:font-name-complex="Courier New1" style:font-size-complex="14pt" style:font-weight-complex="bold"/>
    </style:style>
    <style:style style:name="T8" style:family="text">
      <style:text-properties fo:color="#000000" style:font-name="Likhan" fo:font-size="14pt" fo:font-weight="bold" officeooo:rsid="00118c4c" style:font-name-asian="Times New Roman" style:font-size-asian="14pt" style:font-weight-asian="bold" style:font-name-complex="Courier New1" style:font-size-complex="14pt" style:font-weight-complex="bold"/>
    </style:style>
    <style:style style:name="T9" style:family="text">
      <style:text-properties fo:color="#000000" style:font-name="Likhan" fo:font-size="14pt" officeooo:rsid="0008f1e4" style:font-name-asian="Times New Roman" style:font-size-asian="14pt" style:font-name-complex="Courier New1" style:font-size-complex="14pt"/>
    </style:style>
    <style:style style:name="T10" style:family="text">
      <style:text-properties officeooo:rsid="000489a8"/>
    </style:style>
    <style:style style:name="T11" style:family="text">
      <style:text-properties fo:font-variant="normal" fo:text-transform="none" fo:letter-spacing="normal" fo:font-style="normal"/>
    </style:style>
    <style:style style:name="T12" style:family="text">
      <style:text-properties fo:font-variant="normal" fo:text-transform="none" fo:color="#111111" style:text-line-through-style="none" style:text-line-through-type="none" style:font-name="apple-system" fo:font-size="13.5pt" fo:letter-spacing="normal" fo:font-style="normal" style:text-underline-style="none" fo:font-weight="bold" officeooo:rsid="000a7f2e" style:text-blinking="false" style:font-name-asian="Times New Roman" style:font-size-asian="14pt" style:font-name-complex="Courier New1" style:font-size-complex="14pt"/>
    </style:style>
    <style:style style:name="T13" style:family="text">
      <style:text-properties fo:font-variant="normal" fo:text-transform="none" fo:color="#111111" style:text-line-through-style="none" style:text-line-through-type="none" style:font-name="arial" fo:font-size="12pt" fo:letter-spacing="normal" fo:font-style="normal" style:text-underline-style="none" fo:font-weight="normal" officeooo:rsid="000a7f2e" style:text-blinking="false"/>
    </style:style>
    <style:style style:name="T14" style:family="text">
      <style:text-properties fo:font-variant="normal" fo:text-transform="none" fo:color="#0366d6" style:text-line-through-style="none" style:text-line-through-type="none" style:font-name="apple-system" fo:font-size="13.5pt" fo:letter-spacing="normal" fo:font-style="normal" style:text-underline-style="none" fo:font-weight="bold" style:text-blinking="false"/>
    </style:style>
    <style:style style:name="T15" style:family="text">
      <style:text-properties fo:font-variant="normal" fo:text-transform="none" fo:color="#0366d6" style:text-line-through-style="none" style:text-line-through-type="none" style:font-name="apple-system" fo:font-size="13.5pt" fo:letter-spacing="normal" fo:font-style="normal" style:text-underline-style="none" fo:font-weight="bold" officeooo:rsid="000489a8" style:text-blinking="false"/>
    </style:style>
    <style:style style:name="T16" style:family="text">
      <style:text-properties fo:font-variant="normal" fo:text-transform="none" fo:color="#222222" style:text-line-through-style="none" style:text-line-through-type="none" style:font-name="apple-system" fo:font-size="13.5pt" fo:letter-spacing="normal" fo:font-style="normal" style:text-underline-style="none" fo:font-weight="bold" officeooo:rsid="000a7f2e" style:text-blinking="false"/>
    </style:style>
    <style:style style:name="T17" style:family="text">
      <style:text-properties fo:font-variant="normal" fo:text-transform="none" fo:color="#222222" style:text-line-through-style="none" style:text-line-through-type="none" style:font-name="arial" fo:font-size="12pt" fo:letter-spacing="normal" fo:font-style="normal" style:text-underline-style="none" fo:font-weight="bold" officeooo:rsid="000a7f2e" style:text-blinking="false"/>
    </style:style>
    <style:style style:name="T18" style:family="text">
      <style:text-properties fo:font-variant="normal" fo:text-transform="none" fo:color="#222222" style:text-line-through-style="none" style:text-line-through-type="none" style:font-name="arial" fo:font-size="12pt" fo:letter-spacing="normal" fo:font-style="normal" style:text-underline-style="none" fo:font-weight="normal" officeooo:rsid="000a7f2e" style:text-blinking="false"/>
    </style:style>
    <style:style style:name="T19" style:family="text">
      <style:text-properties fo:font-variant="normal" fo:text-transform="none" fo:color="#222222" style:text-line-through-style="none" style:text-line-through-type="none" style:font-name="arial" fo:font-size="12pt" fo:letter-spacing="normal" fo:font-style="normal" style:text-underline-style="none" fo:font-weight="normal" officeooo:rsid="000b5759" style:text-blinking="false" style:font-name-asian="Times New Roman" style:font-size-asian="14pt" style:font-weight-asian="bold" style:font-name-complex="Courier New1" style:font-size-complex="14pt" style:font-weight-complex="bold"/>
    </style:style>
    <style:style style:name="T20" style:family="text">
      <style:text-properties fo:font-variant="normal" fo:text-transform="none" fo:color="#222222" style:font-name="arial" fo:font-size="12pt" fo:letter-spacing="normal" fo:font-style="normal"/>
    </style:style>
    <style:style style:name="T21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22" style:family="text">
      <style:text-properties fo:font-variant="normal" fo:text-transform="none" fo:color="#222222" style:font-name="arial" fo:font-size="12pt" fo:letter-spacing="normal" fo:font-style="normal" fo:font-weight="bold" officeooo:rsid="000b5759" style:font-weight-asian="bold" style:font-weight-complex="bold"/>
    </style:style>
    <style:style style:name="T23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24" style:family="text">
      <style:text-properties fo:font-variant="normal" fo:text-transform="none" fo:color="#222222" style:font-name="arial" fo:font-size="12pt" fo:letter-spacing="normal" fo:font-style="normal" fo:font-weight="normal" style:font-weight-asian="normal" style:font-weight-complex="normal"/>
    </style:style>
    <style:style style:name="T25" style:family="text">
      <style:text-properties fo:font-variant="normal" fo:text-transform="none" fo:color="#222222" style:font-name="arial" fo:font-size="12pt" fo:letter-spacing="normal" fo:font-style="normal" fo:font-weight="normal" officeooo:rsid="000b5759" style:font-name-asian="Times New Roman" style:font-size-asian="14pt" style:font-weight-asian="bold" style:font-name-complex="Courier New1" style:font-size-complex="14pt" style:font-weight-complex="bold"/>
    </style:style>
    <style:style style:name="T26" style:family="text">
      <style:text-properties fo:font-variant="normal" fo:text-transform="none" fo:color="#222222" style:font-name="arial" fo:font-size="12pt" fo:letter-spacing="normal" fo:font-style="normal" fo:font-weight="normal" officeooo:rsid="000b5759" fo:background-color="transparent" loext:char-shading-value="0" style:font-name-asian="Times New Roman" style:font-size-asian="14pt" style:font-weight-asian="bold" style:font-name-complex="Courier New1" style:font-size-complex="14pt" style:font-weight-complex="bold"/>
    </style:style>
    <style:style style:name="T27" style:family="text">
      <style:text-properties fo:font-variant="normal" fo:text-transform="none" fo:color="#222222" style:font-name="arial" fo:font-size="12pt" fo:letter-spacing="normal" fo:font-style="normal" fo:font-weight="normal" officeooo:rsid="00136403"/>
    </style:style>
    <style:style style:name="T28" style:family="text">
      <style:text-properties fo:font-variant="normal" fo:text-transform="none" fo:color="#222222" style:font-name="arial" fo:font-size="12pt" fo:letter-spacing="normal" fo:font-style="normal" fo:font-weight="normal" officeooo:rsid="0013ebe1"/>
    </style:style>
    <style:style style:name="T29" style:family="text">
      <style:text-properties fo:font-variant="normal" fo:text-transform="none" fo:color="#222222" style:font-name="arial" fo:font-size="12pt" fo:letter-spacing="normal" fo:font-style="normal" fo:font-weight="normal" officeooo:rsid="001458ae"/>
    </style:style>
    <style:style style:name="T30" style:family="text">
      <style:text-properties fo:font-variant="normal" fo:text-transform="none" fo:color="#222222" style:font-name="arial" fo:font-size="12pt" fo:letter-spacing="normal" fo:font-style="normal" fo:font-weight="normal" officeooo:rsid="0014f4f5"/>
    </style:style>
    <style:style style:name="T31" style:family="text">
      <style:text-properties fo:font-variant="normal" fo:text-transform="none" fo:color="#222222" style:font-name="arial" fo:font-size="12pt" fo:letter-spacing="normal" fo:font-style="normal" fo:font-weight="normal" officeooo:rsid="0016d104"/>
    </style:style>
    <style:style style:name="T32" style:family="text">
      <style:text-properties fo:font-variant="normal" fo:text-transform="none" fo:color="#222222" style:font-name="arial" fo:font-size="12pt" fo:letter-spacing="normal" fo:font-style="normal" fo:font-weight="normal" officeooo:rsid="001b9f46"/>
    </style:style>
    <style:style style:name="T33" style:family="text">
      <style:text-properties fo:font-variant="normal" fo:text-transform="none" fo:color="#222222" style:font-name="arial" fo:font-size="12pt" fo:letter-spacing="normal" fo:font-style="normal" fo:font-weight="normal" officeooo:rsid="001c9219"/>
    </style:style>
    <style:style style:name="T34" style:family="text">
      <style:text-properties fo:font-variant="normal" fo:text-transform="none" fo:color="#222222" style:font-name="arial" fo:font-size="12pt" fo:letter-spacing="normal" fo:font-style="normal" fo:font-weight="normal" officeooo:rsid="001e181c"/>
    </style:style>
    <style:style style:name="T35" style:family="text">
      <style:text-properties fo:font-variant="normal" fo:text-transform="none" fo:color="#222222" style:font-name="arial" fo:font-size="12pt" fo:letter-spacing="normal" fo:font-style="normal" fo:font-weight="normal" officeooo:rsid="001f40c1"/>
    </style:style>
    <style:style style:name="T36" style:family="text">
      <style:text-properties fo:font-variant="normal" fo:text-transform="none" fo:color="#222222" style:font-name="arial" fo:font-size="12pt" fo:letter-spacing="normal" fo:font-style="normal" officeooo:rsid="000b5759" style:font-name-asian="Times New Roman" style:font-size-asian="14pt" style:font-weight-asian="bold" style:font-name-complex="Courier New1" style:font-size-complex="14pt" style:font-weight-complex="bold"/>
    </style:style>
    <style:style style:name="T37" style:family="text">
      <style:text-properties fo:font-variant="normal" fo:text-transform="none" fo:color="#222222" style:font-name="arial" fo:font-size="12pt" fo:letter-spacing="normal" fo:font-style="normal" officeooo:rsid="000b5759" style:font-weight-asian="bold" style:font-weight-complex="bold"/>
    </style:style>
    <style:style style:name="T38" style:family="text">
      <style:text-properties fo:font-variant="normal" fo:text-transform="none" fo:color="#222222" style:text-position="super 58%" style:font-name="arial" fo:font-size="12pt" fo:letter-spacing="normal" fo:font-style="normal" fo:font-weight="normal" officeooo:rsid="000b5759" fo:background-color="transparent" loext:char-shading-value="0" style:font-name-asian="Times New Roman" style:font-size-asian="14pt" style:font-weight-asian="bold" style:font-name-complex="Courier New1" style:font-size-complex="14pt" style:font-weight-complex="bold"/>
    </style:style>
    <style:style style:name="T39" style:family="text">
      <style:text-properties fo:background-color="transparent" loext:char-shading-value="0"/>
    </style:style>
    <style:style style:name="T40" style:family="text">
      <style:text-properties fo:background-color="transparent" loext:char-shading-value="0" style:font-style-asian="normal" style:font-style-complex="normal"/>
    </style:style>
    <style:style style:name="T41" style:family="text">
      <style:text-properties fo:color="#222222" style:font-name="arial" fo:font-size="12pt" officeooo:rsid="000b5759" style:font-name-asian="Times New Roman" style:font-size-asian="14pt" style:font-weight-asian="bold" style:font-name-complex="Courier New1" style:font-size-complex="14pt" style:font-weight-complex="bold"/>
    </style:style>
    <style:style style:name="T42" style:family="text">
      <style:text-properties officeooo:rsid="000ea0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5"/><text:span text:style-name="T1"><text:s text:c="4"/></text:span><text:span text:style-name="T4">Summary on DevOps hands-on</text:span><text:span text:style-name="T1"> </text:span></text:p>
      <text:p text:style-name="P1"/>
      <text:p text:style-name="P1"/>
      <text:p text:style-name="P1">1. We have login to centos server using putty with the provided IP.</text:p>
      <text:p text:style-name="P1"/>
      <text:p text:style-name="P2">2. We installed the git using command</text:p>
      <text:p text:style-name="P2"><text:s text:c="5"/><text:span text:style-name="T1">sudo yum install – git </text:span></text:p>
      <text:p text:style-name="P3"><text:s text:c="5"/>git –version </text:p>
      <text:p text:style-name="P3"/>
      <text:p text:style-name="P1">3. We have configured the GIT by providing user name and email id</text:p>
      <text:p text:style-name="P10"><text:s text:c="2"/><text:span text:style-name="T1"><text:s text:c="2"/>git config --global user.name <text:s/>"mamta bharti"</text:span></text:p>
      <text:p text:style-name="P4"><text:span text:style-name="T22"><text:s text:c="4"/>git config --global user.email <text:s/></text:span><text:a xlink:type="simple" xlink:href="mailto:mamta.bharti9039@gmail.com" text:style-name="Internet_20_link" text:visited-style-name="Visited_20_Internet_20_Link">mamta.bharti9039@gmail.com</text:a></text:p>
      <text:p text:style-name="P4"/>
      <text:p text:style-name="P13">4. Generate SSH-Key(Using the SSH protocol, you can connect and authenticate to</text:p>
      <text:p text:style-name="P13"><text:s text:c="4"/>remote servers and services. With SSH keys, you can connect to GitHub without</text:p>
      <text:p text:style-name="P13"><text:s text:c="4"/>supplying yo<text:span text:style-name="T42">ur </text:span>username or password at each visit.)</text:p>
      <text:p text:style-name="P11"/>
      <text:p text:style-name="P11"><text:s text:c="4"/><text:span text:style-name="T1"><text:s/>ssh-keygen -t rsa -b </text:span><text:span text:style-name="T3">4096 </text:span></text:p>
      <text:p text:style-name="P14"><text:span text:style-name="T39"><text:s text:c="5"/>cat <text:s/>/</text:span><text:span text:style-name="T40">home/centos/.ssh/id_rsa.pub</text:span></text:p>
      <text:p text:style-name="P5"><text:span text:style-name="T26"><text:s text:c="5"/>(cat <text:s/>&lt;</text:span><text:span text:style-name="Emphasis"><text:span text:style-name="T26">your_home_directory&gt;/.ssh/id_rsa.pub)</text:span></text:span></text:p>
      <text:p text:style-name="P5"><text:span text:style-name="Emphasis"><text:span text:style-name="T26"/></text:span></text:p>
      <text:p text:style-name="P6"><text:span text:style-name="Emphasis"><text:span text:style-name="T26">5. Now go to git - &gt; setting -&gt; SSH and GPG keys - &gt; new SSH key</text:span></text:span></text:p>
      <text:p text:style-name="P7"><text:span text:style-name="Emphasis"><text:span text:style-name="T26"><text:s text:c="4"/>after clicking on new SSH key you need to enter in Title and paste the SSH-key which is</text:span></text:span></text:p>
      <text:p text:style-name="P7"><text:span text:style-name="Emphasis"><text:span text:style-name="T26"><text:s text:c="4"/>generated in 4</text:span></text:span><text:span text:style-name="Emphasis"><text:span text:style-name="T38">th</text:span></text:span><text:span text:style-name="Emphasis"><text:span text:style-name="T26"> step </text:span></text:span></text:p>
      <text:p text:style-name="P9"><text:span text:style-name="T41"><text:s text:c="6"/></text:span></text:p>
      <text:p text:style-name="P12">6. We have then forked and cloned(and copy the SSH key) an sample project</text:p>
      <text:p text:style-name="P8"><text:span text:style-name="T25"><text:s text:c="3"/>(</text:span><text:a xlink:type="simple" xlink:href="https://github.com/devmabh" text:style-name="Internet_20_link" text:visited-style-name="Visited_20_Internet_20_Link"><text:span text:style-name="T19">devmabh</text:span></text:a><text:span text:style-name="T25">/</text:span><text:a xlink:type="simple" xlink:href="https://github.com/devmabh/sample-java-programs" text:style-name="Internet_20_link" text:visited-style-name="Visited_20_Internet_20_Link"><text:span text:style-name="Strong_20_Emphasis">sample-java-</text:span></text:a><text:a xlink:type="simple" xlink:href="https://github.com/devmabh/sample-java-programs" text:style-name="Internet_20_link" text:visited-style-name="Visited_20_Internet_20_Link"><text:span text:style-name="Strong_20_Emphasis">programs</text:span></text:a><text:span text:style-name="Strong_20_Emphasis"><text:span text:style-name="T19">) </text:span></text:span><text:span text:style-name="T25">to our GitHub repository. </text:span></text:p>
      <text:p text:style-name="P8"><text:span text:style-name="T5"><text:s text:c="6"/></text:span><text:span text:style-name="T6">git checkout -b mybranch</text:span></text:p>
      <text:p text:style-name="P21"><text:span text:style-name="T9"><text:s text:c="4"/></text:span><text:span text:style-name="T36"><text:s text:c="2"/>("To check out" means that you take any given commit from the repository</text:span></text:p>
      <text:p text:style-name="P22"><text:s text:c="10"/>and re-create the state of the associated file and directory tree in the</text:p>
      <text:p text:style-name="P22"><text:s text:c="10"/>working directory.) </text:p>
      <text:p text:style-name="P4"><text:span text:style-name="T37"><text:s text:c="10"/>Then we have changed something in project and then we have done</text:span><text:span text:style-name="T10"> </text:span></text:p>
      <text:p text:style-name="P15"><text:span text:style-name="T2">git add . </text:span><text:span text:style-name="Strong_20_Emphasis"><text:span text:style-name="T15"><text:s/></text:span></text:span></text:p>
      <text:p text:style-name="P19"><text:span text:style-name="Strong_20_Emphasis"><text:span text:style-name="T18">When used on its own, </text:span></text:span><text:span text:style-name="Strong_20_Emphasis"><text:span text:style-name="T17">git add will</text:span></text:span><text:span text:style-name="Strong_20_Emphasis"><text:span text:style-name="T16"> </text:span></text:span><text:span text:style-name="Strong_20_Emphasis"><text:span text:style-name="T18">promote pending changes from the working</text:span></text:span></text:p>
      <text:p text:style-name="P19"><text:span text:style-name="Strong_20_Emphasis"><text:span text:style-name="T18">directory to the staging area. The </text:span></text:span><text:span text:style-name="Strong_20_Emphasis"><text:span text:style-name="T17">git</text:span></text:span><text:span text:style-name="Strong_20_Emphasis"><text:span text:style-name="T16"> </text:span></text:span><text:span text:style-name="Strong_20_Emphasis"><text:span text:style-name="T18">status </text:span></text:span><text:span text:style-name="Strong_20_Emphasis"><text:span text:style-name="T17">command</text:span></text:span><text:span text:style-name="Strong_20_Emphasis"><text:span text:style-name="T16"> </text:span></text:span><text:span text:style-name="Strong_20_Emphasis"><text:span text:style-name="T18">is used to examine the current</text:span></text:span></text:p>
      <text:p text:style-name="P19"><text:span text:style-name="Strong_20_Emphasis"><text:span text:style-name="T18">state of the repository and </text:span></text:span><text:span text:style-name="Strong_20_Emphasis"><text:span text:style-name="T17">can</text:span></text:span><text:span text:style-name="Strong_20_Emphasis"><text:span text:style-name="T16"> </text:span></text:span><text:span text:style-name="Strong_20_Emphasis"><text:span text:style-name="T18">be used to confirm a </text:span></text:span><text:span text:style-name="Strong_20_Emphasis"><text:span text:style-name="T17">git add</text:span></text:span><text:span text:style-name="Strong_20_Emphasis"><text:span text:style-name="T16"> </text:span></text:span><text:span text:style-name="Strong_20_Emphasis"><text:span text:style-name="T18">promotion. The </text:span></text:span><text:span text:style-name="Strong_20_Emphasis"><text:span text:style-name="T17">git</text:span></text:span><text:span text:style-name="Strong_20_Emphasis"><text:span text:style-name="T16"> </text:span></text:span><text:span text:style-name="Strong_20_Emphasis"><text:span text:style-name="T18">reset</text:span></text:span></text:p>
      <text:p text:style-name="P19"><text:span text:style-name="Strong_20_Emphasis"><text:span text:style-name="T17">command</text:span></text:span><text:span text:style-name="Strong_20_Emphasis"><text:span text:style-name="T16"> </text:span></text:span><text:span text:style-name="Strong_20_Emphasis"><text:span text:style-name="T18">is used to undo a </text:span></text:span><text:span text:style-name="Strong_20_Emphasis"><text:span text:style-name="T17">git add</text:span></text:span><text:span text:style-name="Strong_20_Emphasis"><text:span text:style-name="T13">. </text:span></text:span></text:p>
      <text:p text:style-name="P20"><text:span text:style-name="Strong_20_Emphasis"><text:span text:style-name="T12"/></text:span></text:p>
      <text:p text:style-name="P20"><text:span text:style-name="T7">git commit -</text:span><text:span text:style-name="T8">m “descriptiom”</text:span></text:p>
      <text:p text:style-name="P20"><text:span text:style-name="T23">The "</text:span><text:span text:style-name="T21">commit</text:span><text:span text:style-name="T23">" </text:span><text:span text:style-name="T21">command </text:span><text:span text:style-name="T23">is used to save your changes to the local repository. ... Using the "</text:span><text:span text:style-name="T21">git commit</text:span><text:span text:style-name="T23">" </text:span><text:span text:style-name="T21">command </text:span><text:span text:style-name="T23">only saves a new </text:span><text:span text:style-name="T21">commit </text:span><text:span text:style-name="T23">object in the local </text:span><text:span text:style-name="T21">Git </text:span><text:span text:style-name="T23">repository. Exchanging </text:span><text:span text:style-name="T21">commits </text:span><text:span text:style-name="T23">has to be performed manually and explicitly (with the "</text:span><text:span text:style-name="T21">git </text:span><text:span text:style-name="T23">fetch", "</text:span><text:span text:style-name="T21">git </text:span><text:span text:style-name="T23">pull", and "</text:span><text:span text:style-name="T21">git </text:span><text:span text:style-name="T23">push" </text:span><text:span text:style-name="T21">commands</text:span><text:span text:style-name="T23">).</text:span></text:p>
      <text:p text:style-name="P16"><text:s text:c="2"/></text:p>
      <text:p text:style-name="P16"><text:s text:c="2"/></text:p>
      <text:p text:style-name="P16"><text:soft-page-break/></text:p>
      <text:p text:style-name="P16"><text:span text:style-name="T10">git push </text:span></text:p>
      <text:p text:style-name="P16"><text:span text:style-name="T23">The </text:span><text:span text:style-name="T20">git push command </text:span><text:span text:style-name="T23">is used to upload local repository content to a remote repository. </text:span><text:span text:style-name="T20">Pushing </text:span><text:span text:style-name="T23">is how you transfer commits from your local repository to a remote repo. ... Remote branches are configured using the </text:span><text:span text:style-name="T20">git </text:span><text:span text:style-name="T23">remote </text:span><text:span text:style-name="T20">command</text:span><text:span text:style-name="T23">. </text:span><text:span text:style-name="T20">Pushing </text:span><text:span text:style-name="T23">has the potential to overwrite changes, caution should be taken when</text:span><text:span text:style-name="T20">pushing</text:span><text:span text:style-name="T23">.</text:span></text:p>
      <text:p text:style-name="P16"><text:span text:style-name="T23"/></text:p>
      <text:p text:style-name="P17"><text:span text:style-name="T11">git pull</text:span></text:p>
      <text:p text:style-name="P18"><text:span text:style-name="T23">The </text:span><text:span text:style-name="T20">git pull command </text:span><text:span text:style-name="T24">i</text:span><text:span text:style-name="T23">s used to </text:span><text:span text:style-name="T20">fetch </text:span><text:span text:style-name="T23">and download content from a remote repository and immediately update the local repository to match that content.</text:span></text:p>
      <text:p text:style-name="P18"><text:span text:style-name="T23"/></text:p>
      <text:p text:style-name="P18"><text:span text:style-name="T23"/></text:p>
      <text:p text:style-name="P23"><text:span text:style-name="T23">7. <text:s/></text:span><text:span text:style-name="T27">We have installe</text:span><text:span text:style-name="T28">d</text:span><text:span text:style-name="T27"> Maven to build our sa</text:span><text:span text:style-name="T28">m</text:span><text:span text:style-name="T27">ple java program </text:span><text:span text:style-name="T29">from</text:span><text:span text:style-name="T27"> </text:span><text:span text:style-name="T28">with <text:s/>“Jenkin-Maven”</text:span></text:p>
      <text:p text:style-name="P24"><text:span text:style-name="T28"/></text:p>
      <text:p text:style-name="P24"><text:span text:style-name="T23">8. <text:s/></text:span><text:span text:style-name="T27">We have installe</text:span><text:span text:style-name="T23">d</text:span><text:span text:style-name="T27"> </text:span><text:span text:style-name="T23">gradle</text:span><text:span text:style-name="T27"> to build our sa</text:span><text:span text:style-name="T23">m</text:span><text:span text:style-name="T27">ple java program </text:span><text:span text:style-name="T23">with “Jenkin-gradle”</text:span></text:p>
      <text:p text:style-name="P24"><text:span text:style-name="T23"><text:s text:c="5"/></text:span><text:span text:style-name="T30">For that we installed gradle, create file build.gradle then ./gradlew build and then </text:span></text:p>
      <text:p text:style-name="P25"><text:span text:style-name="T30"><text:s text:c="5"/>git add. Commt and push.. </text:span><text:span text:style-name="T31">installed jenkins and configure the system and build the</text:span></text:p>
      <text:p text:style-name="P25"><text:span text:style-name="T31"><text:s text:c="5"/>project . </text:span></text:p>
      <text:p text:style-name="P25"><text:span text:style-name="T31"/></text:p>
      <text:p text:style-name="P26"><text:span text:style-name="T30">9. </text:span><text:span text:style-name="T32">Created </text:span><text:span text:style-name="T34">mutibranch </text:span><text:span text:style-name="T32">pipeline</text:span><text:span text:style-name="T34"> </text:span><text:span text:style-name="T33">using </text:span><text:span text:style-name="T34">global configuration tool and will mention the she</text:span><text:span text:style-name="T35">ll</text:span></text:p>
      <text:p text:style-name="P26"><text:span text:style-name="T35"><text:s text:c="3"/></text:span><text:span text:style-name="T34"><text:s/>command to install java nad maven</text:span><text:span text:style-name="T27">. </text:span></text:p>
      <text:p text:style-name="P26"><text:span text:style-name="T27"/></text:p>
      <text:p text:style-name="P27"><text:span text:style-name="T27">1</text:span><text:span text:style-name="T23">0. <text:s/>Created pipeline project where java and maven install command will be there in jenkin</text:span></text:p>
      <text:p text:style-name="P27"><text:span text:style-name="T23"><text:s text:c="8"/>file</text:span></text:p>
      <text:p text:style-name="P27"><text:span text:style-name="T23"/></text:p>
      <text:p text:style-name="P28"><text:span text:style-name="T23">11. we have installed the docker and created docker image of our application</text:span></text:p>
      <text:p text:style-name="P28"><text:span text:style-name="T23"/></text:p>
      <text:p text:style-name="P28"><text:span text:style-name="T23">12. Then created dockerized image of jenkin and we pushed it to docker hub</text:span></text:p>
      <text:p text:style-name="P28"><text:span text:style-name="T23"/></text:p>
      <text:p text:style-name="P28"><text:span text:style-name="T23">13. <text:s/>Then in new server will pull the dockerized image of jenkins and and will run </text:span></text:p>
      <text:p text:style-name="P28"><text:span text:style-name="T23"/></text:p>
      <text:p text:style-name="P28"><text:span text:style-name="T23"/></text:p>
      <text:p text:style-name="P28"><text:span text:style-name="T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Lohit Devanagari1" svg:font-family="'Lohit Devanagari'"/>
    <style:font-face style:name="Open Sans" svg:font-family="'Open Sans', 'Helvetica Neue', Arial, Helvetica, sans-serif"/>
    <style:font-face style:name="apple-system" svg:font-family="apple-system, BlinkMacSystemFont, 'Segoe UI', Helvetica, Arial, sans-serif, 'Apple Color Emoji', 'Segoe UI Emoji', 'Segoe UI Symbol'"/>
    <style:font-face style:name="arial" svg:font-family="arial, sans-serif"/>
    <style:font-face style:name="helvetica" svg:font-family="helvetica, arial, freesans, clean, sans-serif"/>
    <style:font-face style:name="Chandas" svg:font-family="Chandas" style:font-pitch="variable"/>
    <style:font-face style:name="Gargi" svg:font-family="Gargi" style:font-pitch="variable"/>
    <style:font-face style:name="Gubbi" svg:font-family="Gubbi" style:font-pitch="variable"/>
    <style:font-face style:name="Likhan" svg:font-family="Likhan" style:font-pitch="variable"/>
    <style:font-face style:name="Lohit Telugu" svg:font-family="'Lohit Telugu'" style:font-pitch="variable"/>
    <style:font-face style:name="aakar" svg:font-family="aakar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20:59:11.212092305</meta:creation-date>
    <meta:generator>LibreOffice/6.0.7.3$Linux_X86_64 LibreOffice_project/00m0$Build-3</meta:generator>
    <dc:date>2018-12-20T01:11:43.696085876</dc:date>
    <meta:editing-duration>PT3H18M29S</meta:editing-duration>
    <meta:editing-cycles>26</meta:editing-cycles>
    <meta:document-statistic meta:table-count="0" meta:image-count="0" meta:object-count="0" meta:page-count="2" meta:paragraph-count="50" meta:word-count="525" meta:character-count="3251" meta:non-whitespace-character-count="2589"/>
  </office:meta>
</office:document-meta>
</file>